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Standard">
      <style:paragraph-properties fo:break-before="page"/>
      <style:text-properties fo:font-weight="bold" style:font-weight-asian="bold"/>
    </style:style>
    <style:style style:name="P16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officeooo:rsid="00087b28"/>
    </style:style>
    <style:style style:name="T9" style:family="text">
      <style:text-properties fo:language="en" fo:country="US" officeooo:rsid="00098e31"/>
    </style:style>
    <style:style style:name="T10" style:family="text">
      <style:text-properties fo:language="en" fo:country="US" officeooo:rsid="000d72d6"/>
    </style:style>
    <style:style style:name="T11" style:family="text">
      <style:text-properties style:font-name="Wingdings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officeooo:rsid="00087b28"/>
    </style:style>
    <style:style style:name="T16" style:family="text">
      <style:text-properties fo:language="ru" fo:country="RU" officeooo:rsid="00088676"/>
    </style:style>
    <style:style style:name="T17" style:family="text">
      <style:text-properties fo:language="ru" fo:country="RU" officeooo:rsid="000c548d"/>
    </style:style>
    <style:style style:name="T18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19" style:family="text">
      <style:text-properties officeooo:rsid="00098e31"/>
    </style:style>
    <style:style style:name="T20" style:family="text">
      <style:text-properties officeooo:rsid="000b6b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docs-internal-guid-6eb879a2-1fdc-a427-c0e8-a4fab1c01b70"/><text:span text:style-name="T18">План-1 Три в ряд - основная механика</text:span> </text:p>
      <text:p text:style-name="P13">Описание документа.</text:p>
      <text:p text:style-name="P6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8">. </text:span><text:span text:style-name="T15">Мы будем использовать двух </text:span><text:span text:style-name="T16">уровневую</text:span><text:span text:style-name="T15"> иерархию, этапа и вложенные в них задачи.</text:span></text:p>
      <text:p text:style-name="P10"/>
      <text:p text:style-name="P10">Весь проект(игра) состоит из отдельных частей:</text:p>
      <text:p text:style-name="P6">- <text:span text:style-name="T5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 ;<text:span text:style-name="T9">)</text:span></text:p>
      <text:p text:style-name="P6">- <text:span text:style-name="T5">клиент. </text:span>Это та - самая игра которая открывается в браузере, когда мы заходим, например, в игру во вКонтакте.</text:p>
      <text:p text:style-name="P6">- <text:span text:style-name="T5">графика</text:span>. Тут понятно, мы должны понимать, что графика рисуется отдельно от программирования, тут всё просто вроде.</text:p>
      <text:p text:style-name="P6">- <text:span text:style-name="T5">бизнес-логика</text:span>. Т.е. механизмы <text:span text:style-name="T20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5">бизнес-логика</text:span>, от английского <text:span text:style-name="T6">business</text:span>-<text:span text:style-name="T6">logic</text:span> (дело и логика).</text:p>
      <text:p text:style-name="P10"/>
      <text:p text:style-name="P6">Далее будет описан <text:span text:style-name="T5">План, </text:span>в конце плана будет готовый продукт, которым можно пользоваться и радоваться.</text:p>
      <text:p text:style-name="P6">План мы разделим на этапы. <text:span text:style-name="T5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6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0"/>
      <text:p text:style-name="P10">Каждый этап будет описан в следующем виде.</text:p>
      <text:p text:style-name="P10">Этап №: <text:span text:style-name="T5">Название Этапа</text:span></text:p>
      <text:p text:style-name="P11">Результат:</text:p>
      <text:p text:style-name="P10">Конечный результат этапа. Что мы сможем увидеть, потрогать, потыкать…</text:p>
      <text:p text:style-name="P12">Задачи:</text:p>
      <text:p text:style-name="P10"><text:tab/><text:span text:style-name="T4">№ - </text:span><text:span text:style-name="T14">Название </text:span><text:span text:style-name="T4"><text:s/>задачи – описывает, что делаем</text:span>. <text:span text:style-name="T4">дата начала — дата завершения</text:span></text:p>
      <text:p text:style-name="P6">Тут описание - зачем делается эта задача, к чему мы придем и что получим, что можно будет увидеть, потыкать. <text:span text:style-name="T12">Каждая задача должна быть такой что бы её можно было сделать от 1 до 3 дней.</text:span></text:p>
      <text:p text:style-name="P9">Этап 1. <text:span text:style-name="T5">Базовый функционал.</text:span></text:p>
      <text:p text:style-name="P6"><text:soft-page-break/><text:span text:style-name="T5">Результат: </text:span>результата внешне никакого<text:span text:style-name="T11"></text:span> пустой экран<text:span text:style-name="T11"></text:span> это всё программистская магия.<text:line-break/>Просто куча файлов с кодом <text:span text:style-name="T11"></text:span> Но всё это нужно для реализации дальнейших этапов.</text:p>
      <text:p text:style-name="P10"/>
      <text:p text:style-name="P12">Задачи:</text:p>
      <text:p text:style-name="P6">1 — <text:span text:style-name="T13">Установка базового кода </text:span><text:span text:style-name="T7">14.10.2017 - 19.10.2017</text:span></text:p>
      <text:p text:style-name="P6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6">2 — <text:span text:style-name="T4">Настройка базы данных 18.10.2017 — 19.10.2017</text:span></text:p>
      <text:p text:style-name="P6">Тут мы будем хранить данные пользователя, его очки, игровую валюту, <text:s/>и прочие данные.</text:p>
      <text:p text:style-name="P6">3 — Настройка приложения вконтакте. <text:span text:style-name="T4">17.10.2017 — 19.10.2017</text:span></text:p>
      <text:p text:style-name="P6">После этой настроки можно будет открыть приложение игры, это будет пустой экран, но в базе данных уже создатся аккаунт игрока, например дата его первого входа в игру!</text:p>
      <text:p text:style-name="P6">4 — Анимационый-спрайт. <text:span text:style-name="T6">19.10.2017 – 02.11.2017</text:span></text:p>
      <text:p text:style-name="P6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6">5 — Выплывающие диологовое окно. <text:span text:style-name="T6">02.11.2017 – </text:span><text:span text:style-name="T17">04.05.2018</text:span><text:span text:style-name="T10">+</text:span></text:p>
      <text:p text:style-name="P6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4">Этап 2. <text:span text:style-name="T5">Карта и путь</text:span></text:p>
      <text:p text:style-name="P6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0"/>
      <text:p text:style-name="P12">Задачи:</text:p>
      <text:p text:style-name="P6">1 — <text:span text:style-name="T13">Карта : картинка</text:span></text:p>
      <text:p text:style-name="P3">Тут появится картинка карты. Пока будет любая картинка, сами картинки будет рисоваться на других этапах; А так же возможность анимированых спрайтов -например птицы, облака <text:s/>и т.д.;</text:p>
      <text:p text:style-name="P4">2 — Карта: Листалка влево и вправо</text:p>
      <text:p text:style-name="P3">Появятся две стрелки слева по центру и справа по центру, можно листать картинки карт :)</text:p>
      <text:p text:style-name="P4">3 — Путь: отображение точек;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4">4 — Сундуки</text:p>
      <text:p text:style-name="P3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4">5 — Нажатие на точку;</text:p>
      <text:p text:style-name="P3">Сделаем окно , отображающие номер уровня, кол-во звёзд, очков, кого обогнал по очкам и ближаших по очкам игроков; кнопка играть.</text:p>
      <text:p text:style-name="P14">Этап 3. <text:span text:style-name="T5">Игра</text:span></text:p>
      <text:p text:style-name="P6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0"/>
      <text:p text:style-name="P12">Задачи:</text:p>
      <text:p text:style-name="P6">1 — <text:span text:style-name="T14">Игровое поле</text:span></text:p>
      <text:p text:style-name="P5">Мы увидим поле прямоугольной формы, 6 в длину и 4 в выосоту, пустое.</text:p>
      <text:p text:style-name="P6">2 — <text:span text:style-name="T14">Случайное заполнение</text:span></text:p>
      <text:p text:style-name="P5">На этот раз поле будет заполнено случаным образом камнями.</text:p>
      <text:p text:style-name="P6">3 — <text:span text:style-name="T14">Клик и двойной клик с обменом</text:span></text:p>
      <text:p text:style-name="P5">Можно будет кликнуть на камень, затем на второй и увидить анимацию обмена;</text:p>
      <text:p text:style-name="P6">4 — <text:span text:style-name="T14">Уничтожение линии</text:span></text:p>
      <text:p text:style-name="P5">При выполнении обмена, если получается линия горизонтальная или вертикальная длиной от 3 до 5, то мы её уничтожаем.</text:p>
      <text:p text:style-name="P6">5 — <text:span text:style-name="T14">Падение камней</text:span></text:p>
      <text:p text:style-name="P5">После уничожения линии, делаем падение камней заполняя пустые сверху, новыми случайными камнями.</text:p>
      <text:p text:style-name="P6">6 — <text:span text:style-name="T14">Цели: цвет - количество</text:span></text:p>
      <text:p text:style-name="P5">Перед игрой будет появляется окно с указанием вида цели, т. е. Цвета камня и кол-во которое необходимо собрать.</text:p>
      <text:p text:style-name="P5">7 — Индикатор ходов</text:p>
      <text:p text:style-name="P5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5">(заголовок, грустный смайл кол-во целей 11/20, кнопка (+10 жизней за 300 монет))</text:p>
      <text:p text:style-name="P5">8 — Индикатор целей</text:p>
      <text:p text:style-name="P5">Появится число обозначающие кол-во целей; По завершению целей игра завершеается;</text:p>
      <text:p text:style-name="P5">Появляется окно «Уровень пройден!»</text:p>
      <text:p text:style-name="P5"/>
      <text:p text:style-name="P5"/>
      <text:p text:style-name="P5"/>
      <text:p text:style-name="P14">Этап 4. <text:span text:style-name="T5">Сундуки</text:span></text:p>
      <text:p text:style-name="P6"><text:span text:style-name="T5">Результат: </text:span>При выиграши, будут начислятся звёзды на сундуках, сундуки будут открываться и выдавать призы.</text:p>
      <text:p text:style-name="P10"/>
      <text:p text:style-name="P12">Задачи:</text:p>
      <text:p text:style-name="P6">1 — <text:span text:style-name="T14">Информация на закрытом сундуке</text:span></text:p>
      <text:p text:style-name="P5">При нажатии на закрытый сундук будет появлясться окно «СУНДУК ЗАКРЫТ».</text:p>
      <text:p text:style-name="P5">2 — </text:p>
      <text:p text:style-name="P8"/>
      <text:p text:style-name="P6">Мы будем просто копировать игру «Сокровища пиратов» </text:p>
      <text:p text:style-name="P7">https://vk.com/app3882511?cid=false</text:p>
      <text:p text:style-name="P16"><text:tab/>В этом плане создадим основные механизмы игры, так что вся графика будет абстрактной.</text:p>
      <text:p text:style-name="P16"><text:tab/>Реализиция конкретной версии игры 3 в ряд будет в “Плане-2”</text:p>
      <text:p text:style-name="P16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6"/>
      <text:p text:style-name="P15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39</meta:editing-cycles>
    <meta:print-date>2014-11-19T10:06:00</meta:print-date>
    <meta:creation-date>2014-11-18T13:34:00</meta:creation-date>
    <dc:date>2018-05-04T16:12:16.324000000</dc:date>
    <meta:editing-duration>PT22H39M45S</meta:editing-duration>
    <meta:generator>LibreOffice/6.0.1.1$Windows_x86 LibreOffice_project/60bfb1526849283ce2491346ed2aa51c465abfe6</meta:generator>
    <meta:document-statistic meta:table-count="0" meta:image-count="0" meta:object-count="0" meta:page-count="7" meta:paragraph-count="83" meta:word-count="938" meta:character-count="6344" meta:non-whitespace-character-count="54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